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Noto Serif Display" svg:font-family="'Noto Serif Display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font-name="Noto Serif Display" fo:font-size="12pt" fo:font-weight="bold" officeooo:paragraph-rsid="0001a847" style:font-size-asian="12pt" style:font-weight-asian="bold" style:font-size-complex="12pt" style:font-weight-complex="bold"/>
    </style:style>
    <style:style style:name="P2" style:family="paragraph" style:parent-style-name="Text_20_body">
      <style:text-properties officeooo:paragraph-rsid="0001a847"/>
    </style:style>
    <style:style style:name="T1" style:family="text">
      <style:text-properties fo:font-variant="normal" fo:text-transform="none" fo:color="#000000" style:font-name="Noto Serif Display" fo:font-size="12pt" fo:letter-spacing="normal" fo:font-style="normal" fo:font-weight="bold" officeooo:rsid="00335ab8" style:font-size-asian="12pt" style:font-weight-asian="bold" style:font-size-complex="12pt" style:font-weight-complex="bold"/>
    </style:style>
    <style:style style:name="T2" style:family="text">
      <style:text-properties fo:font-variant="normal" fo:text-transform="none" fo:color="#000000" style:font-name="Noto Serif Display" fo:font-size="12pt" fo:letter-spacing="normal" fo:font-style="normal" fo:font-weight="bold" officeooo:rsid="0030dac5" style:font-size-asian="12pt" style:font-weight-asian="bold" style:font-size-complex="12pt" style:font-weight-complex="bold"/>
    </style:style>
    <style:style style:name="T3" style:family="text">
      <style:text-properties fo:font-variant="normal" fo:text-transform="none" fo:color="#000000" style:font-name="Noto Serif Display" fo:font-size="12pt" fo:letter-spacing="normal" fo:font-style="normal" fo:font-weight="bold" officeooo:rsid="0009eafa" style:font-size-asian="12pt" style:font-weight-asian="bold" style:font-size-complex="12pt" style:font-weight-complex="bold"/>
    </style:style>
    <style:style style:name="T4" style:family="text">
      <style:text-properties fo:font-variant="normal" fo:text-transform="none" fo:color="#000000" style:font-name="Noto Serif Display" fo:font-size="12pt" fo:letter-spacing="normal" fo:font-style="normal" fo:font-weight="bold" officeooo:rsid="0030f3ed" style:font-size-asian="12pt" style:font-weight-asian="bold" style:font-size-complex="12pt" style:font-weight-complex="bold"/>
    </style:style>
    <style:style style:name="T5" style:family="text">
      <style:text-properties style:font-name="Noto Serif Display"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Noto Serif Display" fo:font-size="12pt" fo:font-weight="bold" officeooo:rsid="0009eafa" style:font-size-asian="12pt" style:font-weight-asian="bold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1"><text:s/>##</text:span></text:span><text:span text:style-name="Strong_20_Emphasis"><text:span text:style-name="T2">Sunu bai chi asaman, na sa tur sela na sa ngur dika.</text:span></text:span></text:p>
      <text:p text:style-name="P2"><text:span text:style-name="Strong_20_Emphasis"><text:span text:style-name="T1">##</text:span></text:span><text:span text:style-name="Strong_20_Emphasis"><text:span text:style-name="T2">lo buga na am chi suf neke chi asaman.</text:span></text:span></text:p>
      <text:p text:style-name="P2"><text:span text:style-name="Strong_20_Emphasis"><text:span text:style-name="T1">##</text:span></text:span><text:span text:style-name="Strong_20_Emphasis"><text:span text:style-name="T2">Mei nu tey sunu dundu gir gu neka te bal nu.</text:span></text:span></text:p>
      <text:p text:style-name="P2"><text:span text:style-name="Strong_20_Emphasis"><text:span text:style-name="T3">##</text:span></text:span><text:span text:style-name="Strong_20_Emphasis"><text:span text:style-name="T2">sunu ton naka le nu bale nha nu ton</text:span></text:span><text:span text:style-name="Strong_20_Emphasis"><text:span text:style-name="T1">.</text:span></text:span></text:p>
      <text:p text:style-name="P2"><text:span text:style-name="Strong_20_Emphasis"><text:span text:style-name="T1">##</text:span></text:span><text:span text:style-name="Strong_20_Emphasis"><text:span text:style-name="T2">te bul nu bayi nu tabi chi bolis wande musal nu chi lu bon </text:span></text:span><text:span text:style-name="Strong_20_Emphasis"><text:span text:style-name="T4">me man.</text:span></text:span></text:p>
      <text:p text:style-name="P2"><text:span text:style-name="Strong_20_Emphasis"><text:span text:style-name="T1">##</text:span></text:span><text:span text:style-name="Strong_20_Emphasis"><text:span text:style-name="T4">lan lala wakhe defoi yaw daga may wakhe dara mou.</text:span></text:span></text:p>
      <text:p text:style-name="P2"><text:span text:style-name="Strong_20_Emphasis"><text:span text:style-name="T5">##Nagnou formate khol yi, baalee akh yi Souma lané.</text:span></text:span></text:p>
      <text:p text:style-name="P2"><text:span text:style-name="Strong_20_Emphasis"><text:span text:style-name="T6">##</text:span></text:span><text:span text:style-name="Strong_20_Emphasis"><text:span text:style-name="T5">beugue nala nga waar ma gueum.<text:line-break/>##wax na nga deeg dieuf na nga guiss bolé kok di nieuw goudi ak beuthieuk.<text:line-break/>##soumalané beugue nala nga waar ma gueum.<text:line-break/>##mbarane dou mbeuguél khép meme waxi nopi.<text:line-break/>##khol kén douko dieundeuu souy beuguitt dou barkel.<text:line-break/>##dolé bi ci mbeuguel mom la ni diaxal nameu.<text:line-break/>##mbeguel moy douguou ci niitt dééf lo ko lou mou tayoul.<text:line-break/>##lek lek niit beugue niitt niou nane lou mou ko topé ??<text:line-break/>##li koy waral moy mbeuguel le baari doléééé.<text:line-break/>##mbeuguel si xol lay nék , té lou xol xam yeugueul ko khél.<text:line-break/>##yané si sama khol biiiii khél mi doula faté.<text:line-break/>##bo beugone bidiiw teup lay fanané cheri beugue naala yaye sama trés</text:span></text:span><text:span text:style-name="Strong_20_Emphasis"><text:span text:style-name="T6">o</text:span></text:span><text:span text:style-name="Strong_20_Emphasis"><text:span text:style-name="T5">r.<text:line-break/>##ku la beug la beug man lo bagn bagn na cheri yaaaye saaamaa tresorrr.<text:line-break/>##bo begone bidiiw teup lay fananééé cheri beugue naala yaye sama trésor.<text:line-break/>##mbeuguel dou lou niouye diém, mbeuguel dou louniouye forcer.<text:line-break/>##nakh bou deuké ci khol ci khel léy dokh.<text:line-break/>##yéén djiguénou sénégal haaannnnnnnnn man naw nalen nax sén am djom !.<text:line-break/>##haaaannnnnnn diiongomaa fii le feek baxxxx .</text:span></text:span></text:p>
      <text:p text:style-name="P2"><text:span text:style-name="Strong_20_Emphasis"><text:span text:style-name="T6">##</text:span></text:span><text:span text:style-name="Strong_20_Emphasis"><text:span text:style-name="T5">nioune goorii sénégal souniou Dignité moy souniou kaaddou.<text:line-break/>##kép kou toop souniou ndigueul déf souniou banékh.</text:span></text:span></text:p>
      <text:p text:style-name="P2"><text:span text:style-name="Strong_20_Emphasis"><text:span text:style-name="T6">##</text:span></text:span><text:span text:style-name="Strong_20_Emphasis"><text:span text:style-name="T5">bilaye lou niou yoor yako mom. </text:span></text:span></text:p>
      <text:p text:style-name="P2"><text:span text:style-name="Strong_20_Emphasis"><text:span text:style-name="T5">##yama dioureul samay doom té doom moyy trésor.<text:line-break/>##ama demba naaar mayassine demba ndar Ndikou.</text:span></text:span></text:p>
      <text:p text:style-name="P2"><text:span text:style-name="Strong_20_Emphasis"><text:span text:style-name="T6">##</text:span></text:span><text:span text:style-name="Strong_20_Emphasis"><text:span text:style-name="T5">Samb moy sa yayeeeee yoooowww Fatou Mbaye.<text:line-break/>##Yama Dioural samay dome te dome moy tresor.</text:span></text:span></text:p>
      <text:p text:style-name="P2"><text:span text:style-name="Strong_20_Emphasis"><text:span text:style-name="T6">##</text:span></text:span><text:span text:style-name="Strong_20_Emphasis"><text:span text:style-name="T5">Ama demba ndar ma sa neelnaar yaye sama tresor.<text:line-break/>##kigua beugue mou beugue la nguen yakaréé seuy euleuk.</text:span></text:span></text:p>
      <text:p text:style-name="P2"><text:soft-page-break/><text:span text:style-name="Strong_20_Emphasis"><text:span text:style-name="T6">##</text:span></text:span><text:span text:style-name="Strong_20_Emphasis"><text:span text:style-name="T5">boussa woor amoul béne yone mou diouur ay tresor.</text:span></text:span></text:p>
      <text:p text:style-name="P2"><text:span text:style-name="Strong_20_Emphasis"><text:span text:style-name="T5">##Ma dadhalel co gnaxoum fas am mbothie.</text:span></text:span></text:p>
      <text:p text:style-name="P2"><text:span text:style-name="Strong_20_Emphasis"><text:span text:style-name="T5">##Varrou na vath na dhar Gandhol ni xamoul yon va.</text:span></text:span></text:p>
      <text:p text:style-name="P2"><text:span text:style-name="Strong_20_Emphasis"><text:span text:style-name="T5">##Dégual ndigual àl gnat, bail ndigual al gnat </text:span></text:span></text:p>
      <text:p text:style-name="P2"><text:span text:style-name="Strong_20_Emphasis"><text:span text:style-name="T5">##Guarab gou doul tabal dom, dou amé yon</text:span></text:span></text:p>
      <text:p text:style-name="P2"><text:span text:style-name="Strong_20_Emphasis"><text:span text:style-name="T5">##La nguen taï top len thia, la nguen savar bai len co.</text:span></text:span></text:p>
      <text:p text:style-name="P2"><text:span text:style-name="Strong_20_Emphasis"><text:span text:style-name="T5">##Karit ben la, bagne gnat ac gnanent Bour dou mboc, doù dhiémen.</text:span></text:span></text:p>
      <text:p text:style-name="P2"><text:span text:style-name="Strong_20_Emphasis"><text:span text:style-name="T5">##dom dhiit lé dou dom, xaré bou vaf la.</text:span></text:span></text:p>
      <text:p text:style-name="P2"><text:span text:style-name="Strong_20_Emphasis"><text:span text:style-name="T5">##Sopal sa diabar té bou co wolou Magat mat na baï thim rewe.</text:span></text:span></text:p>
      <text:p text:style-name="P2"><text:span text:style-name="Strong_20_Emphasis"><text:span text:style-name="T5">##Gan sou diké silmaxa la, sou dé gnoubi guéval la.</text:span></text:span></text:p>
      <text:p text:style-name="P2"><text:span text:style-name="Strong_20_Emphasis"><text:span text:style-name="T5">##gnar a di def ay thi aldouna : ndhiémé ac mbanik.</text:span></text:span></text:p>
      <text:p text:style-name="P2"><text:span text:style-name="Strong_20_Emphasis"><text:span text:style-name="T5">##Gnar a di def diàm thi aldouna : gor ca dhioulit.</text:span></text:span></text:p>
      <text:p text:style-name="P2"><text:span text:style-name="Strong_20_Emphasis"><text:span text:style-name="T5">##Gor, mo di lek souroul moudhiouki dhioulit mo di nan mandivoul, mou baï .</text:span></text:span></text:p>
      <text:p text:style-name="P2"><text:span text:style-name="Strong_20_Emphasis"><text:span text:style-name="T5">##Fo ragal yonné fa sa alal, bo démmé gnommé fa.</text:span></text:span></text:p>
      <text:p text:style-name="P2"><text:span text:style-name="Strong_20_Emphasis"><text:span text:style-name="T5">##Voutal mouthie fa yalla, bou co vouté fa nit gna.</text:span></text:span></text:p>
      <text:p text:style-name="P2"><text:span text:style-name="Strong_20_Emphasis"><text:span text:style-name="T5">##Cou dago bour mou saye ngua vouti bémén, dou yalla nga dan dagou.</text:span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Noto Serif Display" svg:font-family="'Noto Serif Display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1T18:16:38.211136025</meta:creation-date>
    <dc:date>2020-07-02T01:00:59.851585518</dc:date>
    <meta:editing-duration>PT13M58S</meta:editing-duration>
    <meta:editing-cycles>2</meta:editing-cycles>
    <meta:generator>LibreOffice/6.1.5.2$Linux_X86_64 LibreOffice_project/10$Build-2</meta:generator>
    <meta:document-statistic meta:table-count="0" meta:image-count="0" meta:object-count="0" meta:page-count="2" meta:paragraph-count="29" meta:word-count="493" meta:character-count="2632" meta:non-whitespace-character-count="2165"/>
  </office:meta>
</office:document-meta>
</file>